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<office:forms form:apply-design-mode="false" form:automatic-focus="false"/>
<text:sequence-decls>
<text:sequence-decl text:name="Illustration" text:display-outline-level="0"/>
<text:sequence-decl text:name="Table" text:display-outline-level="0"/>
<text:sequence-decl text:name="Text" text:display-outline-level="0"/>
<text:sequence-decl text:name="Drawing" text:display-outline-level="0"/>
</text:sequence-decls>
<text:p text:style-name="Title">messen, entscheiden, regeln</text:p>
<text:h text:style-name="Heading_20_1" text:outline-level="1">Abstand</text:h>
<text:h text:style-name="Heading_20_2" text:outline-level="2">asymetrisch</text:h>
<text:p text:style-name="Standard">? leftBarrier &lt;&gt; rightBarrier</text:p>
<text:h text:style-name="Heading_20_3" text:outline-level="3">s = 1 - 5</text:h>
<text:h text:style-name="Heading_20_4" text:outline-level="4">∆2</text:h>
<text:p text:style-name="Standard">1 : 3 </text:p>
<text:p text:style-name="Standard">2 : 4 </text:p>
<text:p text:style-name="Standard">3 : 5 </text:p>
<text:p text:style-name="Standard">4 : 6 </text:p>
<text:p text:style-name="Standard"> </text:p>
<text:p text:style-name="Standard">? abs(leftBarrier - rightBarrier) &gt; 1</text:p>
<text:h text:style-name="Heading_20_5" text:outline-level="5">ignorieren</text:h>
<text:h text:style-name="Heading_20_4" text:outline-level="4">∆1</text:h>
<text:p text:style-name="Standard">1 : 2 </text:p>
<text:p text:style-name="Standard">2 : 3 </text:p>
<text:p text:style-name="Standard">3 : 4 </text:p>
<text:p text:style-name="Standard">4 : 5 </text:p>
<text:p text:style-name="Standard"> </text:p>
<text:p text:style-name="Standard">? abs(leftBarrier - rightBarrier) == 1</text:p>
<text:h text:style-name="Heading_20_5" text:outline-level="5">ausweichen</text:h>
<text:p text:style-name="Standard">? leftBarrier &gt; rightBarrier (  </text:p>barrierIsLeft = 1U; leftSpeed = aR * (rightBarrier - 1) + e; <text:p text:style-name="Standard">rightSpeed = aA * (leftBarrier - 1) + e; </text:p>
<text:p text:style-name="Standard">) </text:p>
<text:p text:style-name="Standard"> </text:p>
<text:p text:style-name="Standard">else ( </text:p>barrierIsLeft = 0; leftSpeed = aA * (rightBarrier - 1) + e; <text:p text:style-name="Standard">rightSpeed = aR * (leftBarrier - 1) + e; </text:p>
<text:p text:style-name="Standard">)  </text:p>
<text:h text:style-name="Heading_20_2" text:outline-level="2">symetrisch</text:h>
<text:h text:style-name="Heading_20_3" text:outline-level="3">s = 0 &amp; v &lt;= e</text:h>
<text:h text:style-name="Heading_20_4" text:outline-level="4">beschleunigen</text:h>
<text:p text:style-name="Standard">Speed = Speed + 50U; </text:p>
<text:h text:style-name="Heading_20_3" text:outline-level="3">s = 1 - 5</text:h>
<text:h text:style-name="Heading_20_4" text:outline-level="4">regeln</text:h>
<text:p text:style-name="Standard">Speed = aR * (Barrier - d) + e; </text:p>
<text:h text:style-name="Heading_20_3" text:outline-level="3">s = 6</text:h>
<text:h text:style-name="Heading_20_4" text:outline-level="4">wenden</text:h>
<text:p text:style-name="Standard">? barrierIsLeft ( </text:p>
<text:p text:style-name="Standard">leftSpeed = turnSpeed; </text:p>
<text:p text:style-name="Standard">rightSpeed = 0; </text:p>
<text:p text:style-name="Standard">) </text:p>
<text:p text:style-name="Standard"> </text:p>
<text:p text:style-name="Standard">else ( </text:p>leftSpeed = 0; <text:p text:style-name="Standard">rightSpeed = turnSpeed; </text:p>
<text:p text:style-name="Standard">)  </text:p>
<text:p text:style-name="Standard"> </text:p>
<text:h text:style-name="Heading_20_1" text:outline-level="1">Kollision</text:h>
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